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74.65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31.6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wrap-option="wrap" fo:border="0.74pt solid #ffffff"/>
      <style:text-properties style:font-name="Calibri" fo:font-size="13pt" fo:language="it" fo:country="IT" style:font-name-asian="等线" style:font-size-asian="13pt" style:language-asian="en" style:country-asian="US" style:font-name-complex="Calibri" style:font-size-complex="13pt" style:language-complex="ar" style:country-complex="SA"/>
    </style:style>
    <style:style style:name="ce18" style:family="table-cell" style:parent-style-name="Default">
      <style:table-cell-properties fo:wrap-option="wrap" fo:border="0.74pt solid #ffffff"/>
    </style:style>
    <style:style style:name="ce23" style:family="table-cell" style:parent-style-name="Default">
      <style:table-cell-properties fo:border="0.74pt solid #ffffff"/>
    </style:style>
    <style:style style:name="ce14" style:family="table-cell" style:parent-style-name="Default">
      <style:table-cell-properties fo:background-color="#cccccc" fo:wrap-option="wrap" fo:border="0.74pt solid #ffffff" style:vertical-align="middle"/>
      <style:text-properties style:font-name="Calibri" fo:font-size="13pt" fo:language="it" fo:country="IT" style:font-name-asian="等线" style:font-size-asian="13pt" style:language-asian="en" style:country-asian="US" style:font-name-complex="Calibri" style:font-size-complex="13pt" style:language-complex="ar" style:country-complex="SA"/>
    </style:style>
    <style:style style:name="ce15" style:family="table-cell" style:parent-style-name="Default">
      <style:table-cell-properties fo:background-color="#cccccc" fo:wrap-option="wrap" fo:border="0.74pt solid #ffffff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cccccc" fo:wrap-option="wrap" fo:border="0.74pt solid #ffffff"/>
      <style:text-properties style:font-name="Calibri" fo:font-size="13pt" style:font-name-asian="等线" style:font-size-asian="13pt" style:language-asian="en" style:country-asian="US" style:font-name-complex="Calibri" style:font-size-complex="13pt" style:language-complex="ar" style:country-complex="SA"/>
    </style:style>
    <style:style style:name="ce8" style:family="table-cell" style:parent-style-name="Default">
      <style:map style:condition="cell-content()=1" style:apply-style-name="verified1new" style:base-cell-address="analisi_manutenzione_ascensori.C2"/>
    </style:style>
    <style:style style:name="ce33" style:family="table-cell" style:parent-style-name="Default">
      <style:table-cell-properties fo:wrap-option="wrap" fo:border="0.74pt solid #ffffff"/>
      <style:map style:condition="cell-content()=1" style:apply-style-name="verified1new" style:base-cell-address="analisi_manutenzione_ascensori.C2"/>
    </style:style>
    <style:style style:name="ce34" style:family="table-cell" style:parent-style-name="Default">
      <style:table-cell-properties fo:border="0.74pt solid #ffffff"/>
      <style:map style:condition="cell-content()=1" style:apply-style-name="verified1new" style:base-cell-address="analisi_manutenzione_ascensori.C2"/>
    </style:style>
    <style:style style:name="ce11" style:family="table-cell" style:parent-style-name="Default">
      <style:map style:condition="cell-content()=1" style:apply-style-name="noSite1new" style:base-cell-address="analisi_manutenzione_ascensori.D2"/>
    </style:style>
    <style:style style:name="ce37" style:family="table-cell" style:parent-style-name="Default">
      <style:table-cell-properties fo:wrap-option="wrap" fo:border="0.74pt solid #ffffff"/>
      <style:map style:condition="cell-content()=1" style:apply-style-name="noSite1new" style:base-cell-address="analisi_manutenzione_ascensori.D2"/>
    </style:style>
    <style:style style:name="ce39" style:family="table-cell" style:parent-style-name="Default">
      <style:table-cell-properties fo:border="0.74pt solid #ffffff"/>
      <style:map style:condition="cell-content()=1" style:apply-style-name="noSite1new" style:base-cell-address="analisi_manutenzione_ascensori.D2"/>
    </style:style>
    <style:style style:name="ce16" style:family="table-cell" style:parent-style-name="Default">
      <style:map style:condition="cell-content()=1" style:apply-style-name="oldSite1" style:base-cell-address="analisi_manutenzione_ascensori.E2"/>
    </style:style>
    <style:style style:name="ce42" style:family="table-cell" style:parent-style-name="Default">
      <style:table-cell-properties fo:wrap-option="wrap" fo:border="0.74pt solid #ffffff"/>
      <style:map style:condition="cell-content()=1" style:apply-style-name="oldSite1" style:base-cell-address="analisi_manutenzione_ascensori.E2"/>
    </style:style>
    <style:style style:name="ce44" style:family="table-cell" style:parent-style-name="Default">
      <style:table-cell-properties fo:border="0.74pt solid #ffffff"/>
      <style:map style:condition="cell-content()=1" style:apply-style-name="oldSite1" style:base-cell-address="analisi_manutenzione_ascensori.E2"/>
    </style:style>
    <style:style style:name="T1" style:family="text">
      <style:text-properties fo:font-size="9pt" fo:language="it" fo:country="IT" style:language-asian="en" style:country-asian="US" style:language-complex="ar" style:country-complex="SA" style:font-name-asian="等线" style:font-name-complex="Calibri" style:font-size-asian="9pt" style:font-size-complex="9pt"/>
    </style:style>
    <style:style style:name="T2" style:family="text">
      <style:text-properties fo:language="it" fo:country="IT" style:language-asian="en" style:country-asian="US" style:language-complex="ar" style:country-complex="SA" style:font-name-asian="等线" style:font-name-complex="Calibri" fo:font-size="10pt" style:font-size-asian="10pt" style:font-size-complex="10pt"/>
    </style:style>
    <style:style style:name="T3" style:family="text">
      <style:text-properties style:font-name="Calibri" fo:font-size="10pt" fo:language="it" fo:country="IT" style:language-asian="en" style:country-asian="US" style:language-complex="ar" style:country-complex="SA" style:font-name-asian="等线" style:font-name-complex="Calibri" style:font-size-asian="10pt" style:font-size-complex="10pt"/>
    </style:style>
    <style:style style:name="T4" style:family="text">
      <style:text-properties style:font-name="Calibri" fo:language="it" fo:country="IT" style:language-asian="en" style:country-asian="US" style:language-complex="ar" style:country-complex="SA" style:font-name-asian="等线" style:font-name-complex="Calibri"/>
    </style:style>
    <style:style style:name="T5" style:family="text">
      <style:text-properties style:font-name="Calibri" fo:font-size="9pt" fo:language="it" fo:country="IT" style:language-asian="en" style:country-asian="US" style:language-complex="ar" style:country-complex="SA" style:font-name-asian="等线" style:font-name-complex="Calibri" style:font-size-asian="9pt" style:font-size-complex="9pt"/>
    </style:style>
    <style:style style:name="T6" style:family="text">
      <style:text-properties style:font-name="Calibri" fo:language="it" fo:country="IT" style:language-asian="en" style:country-asian="US" style:language-complex="ar" style:country-complex="SA" style:font-name-asian="等线" style:font-name-complex="Calibri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nalisi_manutenzione_ascensori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34"/>
        <table:table-column table:style-name="co4" table:default-cell-style-name="ce39"/>
        <table:table-column table:style-name="co5" table:default-cell-style-name="ce4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3"/>
        <table:table-row table:style-name="ro1">
          <table:table-cell table:style-name="ce4" office:value-type="string" calcext:value-type="string">
            <text:p>Abano Terme</text:p>
          </table:table-cell>
          <table:table-cell table:style-name="ce14" office:value-type="string" calcext:value-type="string">
            <text:p>ACUSTICA-SANITARIA MEDICAL GIRARDI di Girardi Giancar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bano Terme</text:p>
          </table:table-cell>
          <table:table-cell table:style-name="ce14" office:value-type="string" calcext:value-type="string">
            <text:p>Ortopedia Sanitaria Gomie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bbiategrasso</text:p>
          </table:table-cell>
          <table:table-cell table:style-name="ce14" office:value-type="string" calcext:value-type="string">
            <text:p>Everest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bbiategrasso</text:p>
          </table:table-cell>
          <table:table-cell table:style-name="ce14" office:value-type="string" calcext:value-type="string">
            <text:p>Guidi Angelo Di Guidi Franc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bignasego</text:p>
          </table:table-cell>
          <table:table-cell table:style-name="ce14" office:value-type="string" calcext:value-type="string">
            <text:p>DUE.BI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tivole</text:p>
          </table:table-cell>
          <table:table-cell table:style-name="ce14" office:value-type="string" calcext:value-type="string">
            <text:p>Meca Technology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zano Lombardo</text:p>
          </table:table-cell>
          <table:table-cell table:style-name="ce14" office:value-type="string" calcext:value-type="string">
            <text:p>B.P. Di Pezzotta Michele <text:s/>C. S.N.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zano Lombardo</text:p>
          </table:table-cell>
          <table:table-cell table:style-name="ce14" office:value-type="string" calcext:value-type="string">
            <text:p>Luzzana Ascensori Di Luzzana Luc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ese</text:p>
          </table:table-cell>
          <table:table-cell table:style-name="ce14" office:value-type="string" calcext:value-type="string">
            <text:p>GR - GIERRE LIF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ese</text:p>
          </table:table-cell>
          <table:table-cell table:style-name="ce14" office:value-type="string" calcext:value-type="string">
            <text:p>Studio Panacea ESEGUIAMO TEST SIEROLOGICI COVID 19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ese</text:p>
          </table:table-cell>
          <table:table-cell table:style-name="ce14" office:value-type="string" calcext:value-type="string">
            <text:p>ORTOPEDICA SALU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gelato</text:p>
          </table:table-cell>
          <table:table-cell table:style-name="ce14" office:value-type="string" calcext:value-type="string">
            <text:p>Kone S.P.A. Kone S.P.A. Cavallari Armand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gelato</text:p>
          </table:table-cell>
          <table:table-cell table:style-name="ce14" office:value-type="string" calcext:value-type="string">
            <text:p>Iriti Vittorio Ascensori (S.R.L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rgelato</text:p>
          </table:table-cell>
          <table:table-cell table:style-name="ce14" office:value-type="string" calcext:value-type="string">
            <text:p>Stannah Montascal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ssago</text:p>
          </table:table-cell>
          <table:table-cell table:style-name="ce14" office:value-type="string" calcext:value-type="string">
            <text:p>F.g.m.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zzano San Paolo</text:p>
          </table:table-cell>
          <table:table-cell table:style-name="ce14" office:value-type="string" calcext:value-type="string">
            <text:p>Nav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arasso</text:p>
          </table:table-cell>
          <table:table-cell table:style-name="ce14" office:value-type="string" calcext:value-type="string">
            <text:p>i.c.a.international crane assistanc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areggio</text:p>
          </table:table-cell>
          <table:table-cell table:style-name="ce14" office:value-type="string" calcext:value-type="string">
            <text:p>Del Vecchio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ergamo</text:p>
          </table:table-cell>
          <table:table-cell table:style-name="ce14" office:value-type="string" calcext:value-type="string">
            <text:p>Aras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ergamo</text:p>
          </table:table-cell>
          <table:table-cell table:style-name="ce14" office:value-type="string" calcext:value-type="string">
            <text:p><text:s/>Ascensori Glanzer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ergamo</text:p>
          </table:table-cell>
          <table:table-cell table:style-name="ce14" office:value-type="string" calcext:value-type="string">
            <text:p>A.T.A.M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esana in Brianza</text:p>
          </table:table-cell>
          <table:table-cell table:style-name="ce14" office:value-type="string" calcext:value-type="string">
            <text:p>Mas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ASB IMPIANT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Maribo Sima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<text:s/>Ceam Costruzioni Elettromeccaniche Ascensori E Montacarich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EUROLIFT Servizi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Faiem Di Gamberini Neri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Franchi Pierangel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<text:s/>Franchi <text:s/>Sais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Ortopedia Sanitaria S. Orsol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OTIS Servizi Srl - Filiale di Bologn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<text:s/>Ascensori - installazione e manutenzion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Ortopedia Sanitaria For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Ortopedia Sanitaria S. Orsol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Ottobock Soluzioni Ortopedich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logna</text:p>
          </table:table-cell>
          <table:table-cell table:style-name="ce14" office:value-type="string" calcext:value-type="string">
            <text:p>progettiamo autonom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nate Sopra</text:p>
          </table:table-cell>
          <table:table-cell table:style-name="ce14" office:value-type="string" calcext:value-type="string">
            <text:p>Brem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osisio Parini</text:p>
          </table:table-cell>
          <table:table-cell table:style-name="ce14" office:value-type="string" calcext:value-type="string">
            <text:p>Nuova Curt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Ascensori Quattroaeffe Di Fattori Alessandro E Gervasoni <text:span text:style-name="T3">Massimilano Snc</text:span>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Biem Ascensori Sp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DUELLE Ascensori - Filiale di Bresc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FRIGOLI FERRUCCIO snc di Frigoli Alessandra e 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Mie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OTIS Servizi Srl - Filiale di Bologn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cia</text:p>
          </table:table-cell>
          <table:table-cell table:style-name="ce14" office:value-type="string" calcext:value-type="string">
            <text:p>Stannah Point Sanitelges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so</text:p>
          </table:table-cell>
          <table:table-cell table:style-name="ce4" office:value-type="string" calcext:value-type="string">
            <text:p>Forzinett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esso</text:p>
          </table:table-cell>
          <table:table-cell table:style-name="ce4" office:value-type="string" calcext:value-type="string">
            <text:p><text:s/>Ortopedia Agazz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ivio</text:p>
          </table:table-cell>
          <table:table-cell table:style-name="ce4" office:value-type="string" calcext:value-type="string">
            <text:p>Elelif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ivio</text:p>
          </table:table-cell>
          <table:table-cell table:style-name="ce4" office:value-type="string" calcext:value-type="string">
            <text:p>Morabito Rocc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rugherio</text:p>
          </table:table-cell>
          <table:table-cell table:style-name="ce4" office:value-type="string" calcext:value-type="string">
            <text:p>M.P.M. di Salini Erminio Vincenz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guggiate</text:p>
          </table:table-cell>
          <table:table-cell table:style-name="ce4" office:value-type="string" calcext:value-type="string">
            <text:p>Otis Serviz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nago</text:p>
          </table:table-cell>
          <table:table-cell table:style-name="ce4" office:value-type="string" calcext:value-type="string">
            <text:p>Ci. Bi. Gomma 2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to Arsizio</text:p>
          </table:table-cell>
          <table:table-cell table:style-name="ce4" office:value-type="string" calcext:value-type="string">
            <text:p>SOCIETA' ELEVATORI BUST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to Arsizio</text:p>
          </table:table-cell>
          <table:table-cell table:style-name="ce4" office:value-type="string" calcext:value-type="string">
            <text:p>Ortopedia Grassi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to Arsizio</text:p>
          </table:table-cell>
          <table:table-cell table:style-name="ce4" office:value-type="string" calcext:value-type="string">
            <text:p><text:s/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to Arsizio</text:p>
          </table:table-cell>
          <table:table-cell table:style-name="ce4" office:value-type="string" calcext:value-type="string">
            <text:p>Centro Ortopedico Universo Busto Arsiz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Busto Garolfo</text:p>
          </table:table-cell>
          <table:table-cell table:style-name="ce4" office:value-type="string" calcext:value-type="string">
            <text:p>Progetto Ascensore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doneghe</text:p>
          </table:table-cell>
          <table:table-cell table:style-name="ce4" office:value-type="string" calcext:value-type="string">
            <text:p>Abm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doneghe</text:p>
          </table:table-cell>
          <table:table-cell table:style-name="ce4" office:value-type="string" calcext:value-type="string">
            <text:p>Co.ma.d.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doneghe</text:p>
          </table:table-cell>
          <table:table-cell table:style-name="ce4" office:value-type="string" calcext:value-type="string">
            <text:p>G.b.l.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doneghe</text:p>
          </table:table-cell>
          <table:table-cell table:style-name="ce4" office:value-type="string" calcext:value-type="string">
            <text:p>Zanon Danilo E C. S.A.S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lcio</text:p>
          </table:table-cell>
          <table:table-cell table:style-name="ce4" office:value-type="string" calcext:value-type="string">
            <text:p>Sicu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lolziocorte</text:p>
          </table:table-cell>
          <table:table-cell table:style-name="ce4" office:value-type="string" calcext:value-type="string">
            <text:p>Eurolift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mposampiero</text:p>
          </table:table-cell>
          <table:table-cell table:style-name="ce4" office:value-type="string" calcext:value-type="string">
            <text:p>Ortopedia Sanitaria Gomie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negrate</text:p>
          </table:table-cell>
          <table:table-cell table:style-name="ce4" office:value-type="string" calcext:value-type="string">
            <text:p>Ser Com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rnate</text:p>
          </table:table-cell>
          <table:table-cell table:style-name="ce4" office:value-type="string" calcext:value-type="string">
            <text:p>Fimmas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rugate</text:p>
          </table:table-cell>
          <table:table-cell table:style-name="ce4" office:value-type="string" calcext:value-type="string">
            <text:p>G.E G. S.A.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atenovo</text:p>
          </table:table-cell>
          <table:table-cell table:style-name="ce4" office:value-type="string" calcext:value-type="string">
            <text:p>Ortopedia A. Pessin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sago Brianza</text:p>
          </table:table-cell>
          <table:table-cell table:style-name="ce4" office:value-type="string" calcext:value-type="string">
            <text:p>IMAS SRL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solnovo</text:p>
          </table:table-cell>
          <table:table-cell table:style-name="ce4" office:value-type="string" calcext:value-type="string">
            <text:p>Segato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tel Maggiore</text:p>
          </table:table-cell>
          <table:table-cell table:style-name="ce4" office:value-type="string" calcext:value-type="string">
            <text:p>San Luca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tel Maggiore</text:p>
          </table:table-cell>
          <table:table-cell table:style-name="ce4" office:value-type="string" calcext:value-type="string">
            <text:p>Bo-Lif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tel Maggiore</text:p>
          </table:table-cell>
          <table:table-cell table:style-name="ce4" office:value-type="string" calcext:value-type="string">
            <text:p>Femiano Salvator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astelfranco Veneto</text:p>
          </table:table-cell>
          <table:table-cell table:style-name="ce4" office:value-type="string" calcext:value-type="string">
            <text:p>Front Hospital Ortopedia E Sanitaria Asabe Srl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eriano Laghetto</text:p>
          </table:table-cell>
          <table:table-cell table:style-name="ce4" office:value-type="string" calcext:value-type="string">
            <text:p>Kone S.p.a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ernusco sul Naviglio</text:p>
          </table:table-cell>
          <table:table-cell table:style-name="ce4" office:value-type="string" calcext:value-type="string">
            <text:p>Sg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erro Maggiore</text:p>
          </table:table-cell>
          <table:table-cell table:style-name="ce4" office:value-type="string" calcext:value-type="string">
            <text:p>Neulift S.p.A. - Filiale Lombard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esate</text:p>
          </table:table-cell>
          <table:table-cell table:style-name="ce4" office:value-type="string" calcext:value-type="string">
            <text:p>Bonfed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esate</text:p>
          </table:table-cell>
          <table:table-cell table:style-name="ce4" office:value-type="string" calcext:value-type="string">
            <text:p>Castelnovo Reginaldo Reginald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isano Bergamasco</text:p>
          </table:table-cell>
          <table:table-cell table:style-name="ce4" office:value-type="string" calcext:value-type="string">
            <text:p>Elelif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ivate</text:p>
          </table:table-cell>
          <table:table-cell table:style-name="ce4" office:value-type="string" calcext:value-type="string">
            <text:p>Spim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gliate</text:p>
          </table:table-cell>
          <table:table-cell table:style-name="ce4" office:value-type="string" calcext:value-type="string">
            <text:p>Balzarotti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llecchio</text:p>
          </table:table-cell>
          <table:table-cell table:style-name="ce4" office:value-type="string" calcext:value-type="string">
            <text:p>Elman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llecchio</text:p>
          </table:table-cell>
          <table:table-cell table:style-name="ce4" office:value-type="string" calcext:value-type="string">
            <text:p>la sanitaria ortopedia parmens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logno al Serio</text:p>
          </table:table-cell>
          <table:table-cell table:style-name="ce4" office:value-type="string" calcext:value-type="string">
            <text:p>Bas Automazioni e Sicurezz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Curt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Media Reha Gruppo - Ortesia - Pronto Reha – Com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Diemmepi Ascensori – Piscin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Service Lif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Orthopedics Lariana Di Piras Francesc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ncorezzo</text:p>
          </table:table-cell>
          <table:table-cell table:style-name="ce4" office:value-type="string" calcext:value-type="string">
            <text:p>Rossi Ascensori S.r.l Unipersonal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ncorezzo</text:p>
          </table:table-cell>
          <table:table-cell table:style-name="ce4" office:value-type="string" calcext:value-type="string">
            <text:p>Rdl Ascensori Snc Di Sironi Luigi E Cereda Paol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ncorezzo</text:p>
          </table:table-cell>
          <table:table-cell table:style-name="ce4" office:value-type="string" calcext:value-type="string">
            <text:p>v service sas di a. vill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ncorezzo</text:p>
          </table:table-cell>
          <table:table-cell table:style-name="ce4" office:value-type="string" calcext:value-type="string">
            <text:p>VICI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nselve</text:p>
          </table:table-cell>
          <table:table-cell table:style-name="ce4" office:value-type="string" calcext:value-type="string">
            <text:p>Sanitaria Centrale Di Maggio Maris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piano</text:p>
          </table:table-cell>
          <table:table-cell table:style-name="ce4" office:value-type="string" calcext:value-type="string">
            <text:p>Mar.Lift Di Marabelli Emili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rnaredo</text:p>
          </table:table-cell>
          <table:table-cell table:style-name="ce4" office:value-type="string" calcext:value-type="string">
            <text:p>Ascensori Fossat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rnate D'Adda</text:p>
          </table:table-cell>
          <table:table-cell table:style-name="ce4" office:value-type="string" calcext:value-type="string">
            <text:p>F.lli Bosisio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rnuda</text:p>
          </table:table-cell>
          <table:table-cell table:style-name="ce4" office:value-type="string" calcext:value-type="string">
            <text:p>Mobility Care S.r.l. - Servoscale e Montascal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ornuda</text:p>
          </table:table-cell>
          <table:table-cell table:style-name="ce4" office:value-type="string" calcext:value-type="string">
            <text:p>Triveneto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rema</text:p>
          </table:table-cell>
          <table:table-cell table:style-name="ce4" office:value-type="string" calcext:value-type="string">
            <text:p>Ortopedia Ferrari Di Giuseppe Ferrari Ferrari E Cabi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Curno</text:p>
          </table:table-cell>
          <table:table-cell table:style-name="ce4" office:value-type="string" calcext:value-type="string">
            <text:p><text:s/>Cerea Giovanni <text:s/>C. S.N.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Dalmine</text:p>
          </table:table-cell>
          <table:table-cell table:style-name="ce4" office:value-type="string" calcext:value-type="string">
            <text:p>Tema Elevatori Di Tomasoni Maurizio <text:s/>C.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Desio</text:p>
          </table:table-cell>
          <table:table-cell table:style-name="ce4" office:value-type="string" calcext:value-type="string">
            <text:p>Ma.Ri.De. Snc Di Pagani Gianbattista <text:s/>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Dolzago</text:p>
          </table:table-cell>
          <table:table-cell table:style-name="ce4" office:value-type="string" calcext:value-type="string">
            <text:p>G.B.S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Fidenza</text:p>
          </table:table-cell>
          <table:table-cell table:style-name="ce4" office:value-type="string" calcext:value-type="string">
            <text:p>O.S.A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Fidenza</text:p>
          </table:table-cell>
          <table:table-cell table:style-name="ce4" office:value-type="string" calcext:value-type="string">
            <text:p>Stannah Point <text:s/>Tecnomax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Filago</text:p>
          </table:table-cell>
          <table:table-cell table:style-name="ce4" office:value-type="string" calcext:value-type="string">
            <text:p>Panser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lbiate</text:p>
          </table:table-cell>
          <table:table-cell table:style-name="ce4" office:value-type="string" calcext:value-type="string">
            <text:p>TK Elevator sede di Lecc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llarate</text:p>
          </table:table-cell>
          <table:table-cell table:style-name="ce4" office:value-type="string" calcext:value-type="string">
            <text:p>Top Level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rbagnate Milanese</text:p>
          </table:table-cell>
          <table:table-cell table:style-name="ce4" office:value-type="string" calcext:value-type="string">
            <text:p>Faraguna Bru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rbagnate Milanese</text:p>
          </table:table-cell>
          <table:table-cell table:style-name="ce4" office:value-type="string" calcext:value-type="string">
            <text:p>Rossi Elia Di Rossi Albert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rbagnate Milanese</text:p>
          </table:table-cell>
          <table:table-cell table:style-name="ce4" office:value-type="string" calcext:value-type="string">
            <text:p>L.O.S. Laboratorio Ortopedico Senago Di Lubello Alessandro 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rbagnate Milanese</text:p>
          </table:table-cell>
          <table:table-cell table:style-name="ce4" office:value-type="string" calcext:value-type="string">
            <text:p>Sanitaria e Ottica delle Groane – Ortoped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arbagnate Milanese</text:p>
          </table:table-cell>
          <table:table-cell table:style-name="ce4" office:value-type="string" calcext:value-type="string">
            <text:p>Ortopedia Mazzole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orlago</text:p>
          </table:table-cell>
          <table:table-cell table:style-name="ce4" office:value-type="string" calcext:value-type="string">
            <text:p>Foltes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orle</text:p>
          </table:table-cell>
          <table:table-cell table:style-name="ce4" office:value-type="string" calcext:value-type="string">
            <text:p>Ma.Ri.Be. Di Federici Bortolo <text:s/>C.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orle</text:p>
          </table:table-cell>
          <table:table-cell table:style-name="ce4" office:value-type="string" calcext:value-type="string">
            <text:p>Overlift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Granarolo dell'Emilia</text:p>
          </table:table-cell>
          <table:table-cell table:style-name="ce4" office:value-type="string" calcext:value-type="string">
            <text:p>Nettuno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Inveruno</text:p>
          </table:table-cell>
          <table:table-cell table:style-name="ce4" office:value-type="string" calcext:value-type="string">
            <text:p>Stannah Point <text:s/>Sanitaria di Cavallari Rit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Inzago</text:p>
          </table:table-cell>
          <table:table-cell table:style-name="ce4" office:value-type="string" calcext:value-type="string">
            <text:p>Beta Lift Srl - Installazione, manutenzione e riparazion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Inzago</text:p>
          </table:table-cell>
          <table:table-cell table:style-name="ce4" office:value-type="string" calcext:value-type="string">
            <text:p>Fumagalli Elevat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ainate</text:p>
          </table:table-cell>
          <table:table-cell table:style-name="ce4" office:value-type="string" calcext:value-type="string">
            <text:p>Garaventa Coswatt Servic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anghirano</text:p>
          </table:table-cell>
          <table:table-cell table:style-name="ce4" office:value-type="string" calcext:value-type="string">
            <text:p>Magr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anghirano</text:p>
          </table:table-cell>
          <table:table-cell table:style-name="ce4" office:value-type="string" calcext:value-type="string">
            <text:p>Stannah Point <text:s/>Sanitaria S.n.c. di Bonifaci Cristina <text:s/>Valerio Vale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azzate</text:p>
          </table:table-cell>
          <table:table-cell table:style-name="ce4" office:value-type="string" calcext:value-type="string">
            <text:p>Balzarotti B.M.A. -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cco</text:p>
          </table:table-cell>
          <table:table-cell table:style-name="ce4" office:value-type="string" calcext:value-type="string">
            <text:p>Ascensori Modern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cco</text:p>
          </table:table-cell>
          <table:table-cell table:style-name="ce4" office:value-type="string" calcext:value-type="string">
            <text:p>OTIS Servizi Srl - Filiale di Bologn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cco</text:p>
          </table:table-cell>
          <table:table-cell table:style-name="ce4" office:value-type="string" calcext:value-type="string">
            <text:p>Portalupp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Kone S.P.A. Kone S.P.A. Bpm Di Bianchi Pier Mario <text:s/>C. S.A.S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Fabbrica Ascensori Legnano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Sigma Lif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U.c.e.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issone</text:p>
          </table:table-cell>
          <table:table-cell table:style-name="ce4" office:value-type="string" calcext:value-type="string">
            <text:p>DUELLE Ascensori e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issone</text:p>
          </table:table-cell>
          <table:table-cell table:style-name="ce4" office:value-type="string" calcext:value-type="string">
            <text:p>Cam 2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issone</text:p>
          </table:table-cell>
          <table:table-cell table:style-name="ce4" office:value-type="string" calcext:value-type="string">
            <text:p>Lulleri Rau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odi</text:p>
          </table:table-cell>
          <table:table-cell table:style-name="ce4" office:value-type="string" calcext:value-type="string">
            <text:p>Bertol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odi</text:p>
          </table:table-cell>
          <table:table-cell table:style-name="ce4" office:value-type="string" calcext:value-type="string">
            <text:p>DUELLE Ascensori - Filiale di Lod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odi</text:p>
          </table:table-cell>
          <table:table-cell table:style-name="ce4" office:value-type="string" calcext:value-type="string">
            <text:p>Ortopedia Di Palma-Plantari Birkenstock,Walkable,Podartis F.lli Tomasi,Tecnico Ortopedico, Sanitar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odi</text:p>
          </table:table-cell>
          <table:table-cell table:style-name="ce4" office:value-type="string" calcext:value-type="string">
            <text:p>Ortopedia Pedrazzini Di Soffientini Stef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Lodi</text:p>
          </table:table-cell>
          <table:table-cell table:style-name="ce4" office:value-type="string" calcext:value-type="string">
            <text:p>VIESSE Ascensori Lod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agenta</text:p>
          </table:table-cell>
          <table:table-cell table:style-name="ce4" office:value-type="string" calcext:value-type="string">
            <text:p>AM Elevat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agenta</text:p>
          </table:table-cell>
          <table:table-cell table:style-name="ce4" office:value-type="string" calcext:value-type="string">
            <text:p>Centro Podologico Magent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de</text:p>
          </table:table-cell>
          <table:table-cell table:style-name="ce4" office:value-type="string" calcext:value-type="string">
            <text:p>Stannah Point <text:s/>Sanita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legnano</text:p>
          </table:table-cell>
          <table:table-cell table:style-name="ce4" office:value-type="string" calcext:value-type="string">
            <text:p>DALIFT SRL - Manutenzione Montaggio Riparazion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legnano</text:p>
          </table:table-cell>
          <table:table-cell table:style-name="ce4" office:value-type="string" calcext:value-type="string">
            <text:p>F2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legnano</text:p>
          </table:table-cell>
          <table:table-cell table:style-name="ce4" office:value-type="string" calcext:value-type="string">
            <text:p>Padan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legnano</text:p>
          </table:table-cell>
          <table:table-cell table:style-name="ce4" office:value-type="string" calcext:value-type="string">
            <text:p>Stagnari S.N.C. Di Stagnari Massimo <text:s/>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legnano</text:p>
          </table:table-cell>
          <table:table-cell table:style-name="ce4" office:value-type="string" calcext:value-type="string">
            <text:p>Stannah Point <text:s/>Ortopedia La Sanitaria di Curti Gerolamo <text:s/>C. Sa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rate</text:p>
          </table:table-cell>
          <table:table-cell table:style-name="ce4" office:value-type="string" calcext:value-type="string">
            <text:p>TPA Group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sero</text:p>
          </table:table-cell>
          <table:table-cell table:style-name="ce4" office:value-type="string" calcext:value-type="string">
            <text:p>AM Elevat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strino</text:p>
          </table:table-cell>
          <table:table-cell table:style-name="ce4" office:value-type="string" calcext:value-type="string">
            <text:p>STANNAH - CENTRO AUTORIZZATO ASSISTENZA TECNICA MONTASCALE BELLETT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strino</text:p>
          </table:table-cell>
          <table:table-cell table:style-name="ce15" office:value-type="string" calcext:value-type="string">
            <text:p><text:span text:style-name="T4">Sanitaria Parafarmacia Progresso Dott. Giovanna Tolomei</text:span></text:p>
            <text:p><text:span text:style-name="T5">Categoria:</text:span><text:span text:style-name="T6"> Ascensori - installazione e manutenzione</text:span>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strino</text:p>
          </table:table-cell>
          <table:table-cell table:style-name="ce4" office:value-type="string" calcext:value-type="string">
            <text:p>Vergat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ezzago</text:p>
          </table:table-cell>
          <table:table-cell table:style-name="ce4" office:value-type="string" calcext:value-type="string">
            <text:p>Beta Lift Srl - Installazione, manutenzione e riparazion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cs Ascensori Controlli Sistem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scensori Baiocchi Rb Di Bencivenga Robert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SCENSORI GIGLI S.n.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scensori Vezzol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Ristrutturazione Appartamento Milano - Aurora Cas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r. Giorgio Bai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abo Service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levatech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albiati Impianti (S.R.L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uidett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I.m.t.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SC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.M.M.A. Manutenzione Montaggio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el BO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onsorzio Del Bo Sca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AZZANI S.P.A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astoldi Bruno (S.R.L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onsorzio Impres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allagiovanna <text:s/>C. S.r.l. Ascensori e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e Rossi Ascensori Di De Rossi Giuseppe <text:s/>C. Sa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emas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OMUS SERVIZI MIL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UELLE Ascensori - Filiale di Mil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.P. Elevatori Di Elli Pierange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lettromeccanica Michel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verest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F.B.S. Di Ferla Bortolo E Roberto E Breschi Antonio S.N.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. Caimi Elevat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eneral Impianti S.A.S. Di Eliodori Aniel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ilardon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DEL GIUDICE FRANCESCO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Faro Elevatori di Roberto Faz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K2 Elevator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KONE S.p.A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7" office:value-type="string" calcext:value-type="string">
            <text:p>Labor 2000 Soc. Coop. A 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SC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Lift Design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arimi Elevat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a.ri.mi XV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a.Ri.Mi. Associat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arim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scensori Milano M Bosisio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SC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Fratelli Ingegnoli il Viva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Pi.Emme.Elevatori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Raimondi Fabriz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AE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am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icem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a Subema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ocieta' Impiantistica Milanes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zienda Di Servizi Spim S.P.I.M. Servizi Pulizia Industriale E Manutenzione Sas Car Daci Francesca E 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<text:span text:style-name="T7">Ortopedia Badegnani s.r.l.</text:span>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The Carrozzineria Ltd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entro Ortopedico Universo Mil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a Subem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Media Reha Gruppo - Ortesia - Pronto Reha – Mil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a sanitaria Salute Stor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tannah Montascal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a Sanitaria Podologia Rens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a Warner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Ortopedie Baldinell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a.ni.sanitaria niguard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Quarta Eta'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TAR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Agostino Tassina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7" office:value-type="string" calcext:value-type="string">
            <text:p>Z.B.D. General Lift (S.A.S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uroelevator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gliano Veneto</text:p>
          </table:table-cell>
          <table:table-cell table:style-name="ce4" office:value-type="string" calcext:value-type="string">
            <text:p>Ortopedia Sanitaria Fior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tegrotto Terme</text:p>
          </table:table-cell>
          <table:table-cell table:style-name="ce4" office:value-type="string" calcext:value-type="string">
            <text:p>Scarparo Flav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Cassan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LOMBARDA ASCENSORI SR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Rossi Ascensori S.r.l Unipersonal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S.I.A. Societá Italiana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Stannah Point <text:s/>Nuova Irid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Stannah Point Ortopedia Sanitari Colomb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Ortopedica Centro Protesi Monz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Mortara</text:p>
          </table:table-cell>
          <table:table-cell table:style-name="ce4" office:value-type="string" calcext:value-type="string">
            <text:p>Sanitas Linea Salut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embro</text:p>
          </table:table-cell>
          <table:table-cell table:style-name="ce4" office:value-type="string" calcext:value-type="string">
            <text:p>Gruppo Humantech - Ortopedia Buri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Allegra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<text:s/>KONE Filiale di Novar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NOVEL SRL - Ascensori e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Officina Ortopedica Mecca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Stannah Point <text:s/>Officina Ortopedica Mecc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ra</text:p>
          </table:table-cell>
          <table:table-cell table:style-name="ce4" office:value-type="string" calcext:value-type="string">
            <text:p>Punto Salute S.A.S. Di Mantegazza Giulia E 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ate Milanese</text:p>
          </table:table-cell>
          <table:table-cell table:style-name="ce4" office:value-type="string" calcext:value-type="string">
            <text:p>Tufano Amede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enta Padovana</text:p>
          </table:table-cell>
          <table:table-cell table:style-name="ce4" office:value-type="string" calcext:value-type="string">
            <text:p>Cenghiaro Cinz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Noventa Padovana</text:p>
          </table:table-cell>
          <table:table-cell table:style-name="ce4" office:value-type="string" calcext:value-type="string">
            <text:p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Oderzo</text:p>
          </table:table-cell>
          <table:table-cell table:style-name="ce4" office:value-type="string" calcext:value-type="string">
            <text:p>Borghetto <text:s/>Baldisser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Olgiate Olona</text:p>
          </table:table-cell>
          <table:table-cell table:style-name="ce4" office:value-type="string" calcext:value-type="string">
            <text:p>Bagatt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Origgio</text:p>
          </table:table-cell>
          <table:table-cell table:style-name="ce4" office:value-type="string" calcext:value-type="string">
            <text:p>Sigma Lift (S.R.L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Osio Sotto</text:p>
          </table:table-cell>
          <table:table-cell table:style-name="ce4" office:value-type="string" calcext:value-type="string">
            <text:p>L'Ego Sca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Osio Sotto</text:p>
          </table:table-cell>
          <table:table-cell table:style-name="ce4" office:value-type="string" calcext:value-type="string">
            <text:p>Gruppo Humantech - Ortopedia Burini - Osio Sott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erno Dugnano</text:p>
          </table:table-cell>
          <table:table-cell table:style-name="ce4" office:value-type="string" calcext:value-type="string">
            <text:p>C.M.T. S.n.c. - Crea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erno Dugnano</text:p>
          </table:table-cell>
          <table:table-cell table:style-name="ce4" office:value-type="string" calcext:value-type="string">
            <text:p>Freddo Ascensori <text:s/>Figli S.N.C. Di Freddo Luca E David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Kone S.p.A. - Pe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Neulift Service Triveneto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Sicover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S.I.Co.Ver. Nord Est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Elettromedical - Vendita e assistenza diretta Strumenti Elettromedical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Sanitaria Lab-Or San Snc Di Luisetto Cinzia <text:s/>Rusin Son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Health Orthopedics Gomiero - Shop Padov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dova</text:p>
          </table:table-cell>
          <table:table-cell table:style-name="ce4" office:value-type="string" calcext:value-type="string">
            <text:p>Salandin Enrico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Cardella Giusepp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Cavalli William <text:s/>C. Snc Ascensori e Servoscal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Demmi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Emilia Lift Manutenzione e Riparazion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Farma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Ital Lift Solution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Koppel A.W.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Ortopedia Scit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Parm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Orthopaedic Devices Centre – Parm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Moni Sanitar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Terzi Renato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rma</text:p>
          </table:table-cell>
          <table:table-cell table:style-name="ce4" office:value-type="string" calcext:value-type="string">
            <text:p>Tm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via</text:p>
          </table:table-cell>
          <table:table-cell table:style-name="ce4" office:value-type="string" calcext:value-type="string">
            <text:p>Barbieri Ascensori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avia</text:p>
          </table:table-cell>
          <table:table-cell table:style-name="ce4" office:value-type="string" calcext:value-type="string">
            <text:p>Mar.Lift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drengo</text:p>
          </table:table-cell>
          <table:table-cell table:style-name="ce4" office:value-type="string" calcext:value-type="string">
            <text:p>Media Reha Gruppo - Ortesia - Pronto Reha - Pedrengo (BG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ro</text:p>
          </table:table-cell>
          <table:table-cell table:style-name="ce4" office:value-type="string" calcext:value-type="string">
            <text:p>Db Lift Draka Elevator Srl A Socio Unic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ro</text:p>
          </table:table-cell>
          <table:table-cell table:style-name="ce4" office:value-type="string" calcext:value-type="string">
            <text:p>Kone S.p.A. - Pe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ro</text:p>
          </table:table-cell>
          <table:table-cell table:style-name="ce4" office:value-type="string" calcext:value-type="string">
            <text:p>Neulift S.p.A. 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schiera Borromeo</text:p>
          </table:table-cell>
          <table:table-cell table:style-name="ce4" office:value-type="string" calcext:value-type="string">
            <text:p>Fem Elevat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schiera Borromeo</text:p>
          </table:table-cell>
          <table:table-cell table:style-name="ce4" office:value-type="string" calcext:value-type="string">
            <text:p>Ortopedicasalu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eschiera Borromeo</text:p>
          </table:table-cell>
          <table:table-cell table:style-name="ce4" office:value-type="string" calcext:value-type="string">
            <text:p>TK Elevator sede di Mila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onte San Pietro</text:p>
          </table:table-cell>
          <table:table-cell table:style-name="ce4" office:value-type="string" calcext:value-type="string">
            <text:p>Ortopedia San Piet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anica</text:p>
          </table:table-cell>
          <table:table-cell table:style-name="ce4" office:value-type="string" calcext:value-type="string">
            <text:p>Cavallar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anica</text:p>
          </table:table-cell>
          <table:table-cell table:style-name="ce4" office:value-type="string" calcext:value-type="string">
            <text:p>Cavallari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anica</text:p>
          </table:table-cell>
          <table:table-cell table:style-name="ce4" office:value-type="string" calcext:value-type="string">
            <text:p>Mac Servizi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escaldina</text:p>
          </table:table-cell>
          <table:table-cell table:style-name="ce4" office:value-type="string" calcext:value-type="string">
            <text:p>L.A.M. Lombarda Ascensori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F.A. Lift di Francesco Amarit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Auri Lif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Ortopedia Subem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obbio</text:p>
          </table:table-cell>
          <table:table-cell table:style-name="ce4" office:value-type="string" calcext:value-type="string">
            <text:p>Salute+Store di Ljub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obbio</text:p>
          </table:table-cell>
          <table:table-cell table:style-name="ce4" office:value-type="string" calcext:value-type="string">
            <text:p>Centaurus Rete Ital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Robbio</text:p>
          </table:table-cell>
          <table:table-cell table:style-name="ce4" office:value-type="string" calcext:value-type="string">
            <text:p>Linea Ascensori di Crino Giancar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ccolongo</text:p>
          </table:table-cell>
          <table:table-cell table:style-name="ce4" office:value-type="string" calcext:value-type="string">
            <text:p>Antonian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n Donato Milanese</text:p>
          </table:table-cell>
          <table:table-cell table:style-name="ce4" office:value-type="string" calcext:value-type="string">
            <text:p>Stella Sanitaria di Leone Raffaela e di Palma Antonella S. N. 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n Pellegrino Terme</text:p>
          </table:table-cell>
          <table:table-cell table:style-name="ce4" office:value-type="string" calcext:value-type="string">
            <text:p>Emilio Zanchi Srl - Assistenza Ascensori A San Pellegrino Term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rnico</text:p>
          </table:table-cell>
          <table:table-cell table:style-name="ce4" office:value-type="string" calcext:value-type="string">
            <text:p>Assistenza Macchine Utensili Casat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ronno</text:p>
          </table:table-cell>
          <table:table-cell table:style-name="ce4" office:value-type="string" calcext:value-type="string">
            <text:p>Mi.Ma.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ronno</text:p>
          </table:table-cell>
          <table:table-cell table:style-name="ce4" office:value-type="string" calcext:value-type="string">
            <text:p>Balzarotti B.M.A. -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ronno</text:p>
          </table:table-cell>
          <table:table-cell table:style-name="ce4" office:value-type="string" calcext:value-type="string">
            <text:p>Ortopedia Lic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aronno</text:p>
          </table:table-cell>
          <table:table-cell table:style-name="ce4" office:value-type="string" calcext:value-type="string">
            <text:p>Ortopedia Saronnes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canzorosciate</text:p>
          </table:table-cell>
          <table:table-cell table:style-name="ce4" office:value-type="string" calcext:value-type="string">
            <text:p>Bonfanti Elevat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grate</text:p>
          </table:table-cell>
          <table:table-cell table:style-name="ce4" office:value-type="string" calcext:value-type="string">
            <text:p>Lift Design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grate</text:p>
          </table:table-cell>
          <table:table-cell table:style-name="ce4" office:value-type="string" calcext:value-type="string">
            <text:p>Ma.Ri.Mi.7 di Zambianchi Aless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grate</text:p>
          </table:table-cell>
          <table:table-cell table:style-name="ce4" office:value-type="string" calcext:value-type="string">
            <text:p>Bar C'era Una Volt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egno</text:p>
          </table:table-cell>
          <table:table-cell table:style-name="ce4" office:value-type="string" calcext:value-type="string">
            <text:p>Mariani Amleto di Alberto e Massimiliano Mariani S.n.c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egno</text:p>
          </table:table-cell>
          <table:table-cell table:style-name="ce4" office:value-type="string" calcext:value-type="string">
            <text:p>Ortopedia A. Pessin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egno</text:p>
          </table:table-cell>
          <table:table-cell table:style-name="ce4" office:value-type="string" calcext:value-type="string">
            <text:p>Tecnosanitar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iate</text:p>
          </table:table-cell>
          <table:table-cell table:style-name="ce4" office:value-type="string" calcext:value-type="string">
            <text:p>3mf Di Bonfanti Marin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iate</text:p>
          </table:table-cell>
          <table:table-cell table:style-name="ce4" office:value-type="string" calcext:value-type="string">
            <text:p>KONE Filiale di Bergam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riate</text:p>
          </table:table-cell>
          <table:table-cell table:style-name="ce4" office:value-type="string" calcext:value-type="string">
            <text:p>Schindler S.P.A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C.A.M.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Ghelfi Diego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Giuman Ascensori Elevatori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Ma.Ri.Se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Centro Ortopedico Sestese di Gioel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7" office:value-type="string" calcext:value-type="string">
            <text:p>Ortopedia Roll-Star Italia srl u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Ortopedia Subema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ttimo Milanese</text:p>
          </table:table-cell>
          <table:table-cell table:style-name="ce4" office:value-type="string" calcext:value-type="string">
            <text:p>Everest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ttimo Milanese</text:p>
          </table:table-cell>
          <table:table-cell table:style-name="ce4" office:value-type="string" calcext:value-type="string">
            <text:p>ORTOMEDICA-Negozio ortoped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ilea</text:p>
          </table:table-cell>
          <table:table-cell table:style-name="ce4" office:value-type="string" calcext:value-type="string">
            <text:p>Otis Serviz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olbiate Olona</text:p>
          </table:table-cell>
          <table:table-cell table:style-name="ce4" office:value-type="string" calcext:value-type="string">
            <text:p>Ortopedia Grassin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ondrio</text:p>
          </table:table-cell>
          <table:table-cell table:style-name="ce4" office:value-type="string" calcext:value-type="string">
            <text:p>Colombera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ondrio</text:p>
          </table:table-cell>
          <table:table-cell table:style-name="ce4" office:value-type="string" calcext:value-type="string">
            <text:p>KONE Filiale di Sondr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orisole</text:p>
          </table:table-cell>
          <table:table-cell table:style-name="ce4" office:value-type="string" calcext:value-type="string">
            <text:p>Verzeri Renato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usegana</text:p>
          </table:table-cell>
          <table:table-cell table:style-name="ce4" office:value-type="string" calcext:value-type="string">
            <text:p>Minetto Montascal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usegana</text:p>
          </table:table-cell>
          <table:table-cell table:style-name="ce4" office:value-type="string" calcext:value-type="string">
            <text:p>L.A.M. Lombarda Ascensori Montacarich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orre Boldone</text:p>
          </table:table-cell>
          <table:table-cell table:style-name="ce4" office:value-type="string" calcext:value-type="string">
            <text:p>Gobbo Danil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orreglia</text:p>
          </table:table-cell>
          <table:table-cell table:style-name="ce4" office:value-type="string" calcext:value-type="string">
            <text:p>Shuttl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adate</text:p>
          </table:table-cell>
          <table:table-cell table:style-name="ce4" office:value-type="string" calcext:value-type="string">
            <text:p>Stannah Point Ortopedia Sanitari Colomb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adate</text:p>
          </table:table-cell>
          <table:table-cell table:style-name="ce4" office:value-type="string" calcext:value-type="string">
            <text:p>Ortopedia Sanity Center Sa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glio</text:p>
          </table:table-cell>
          <table:table-cell table:style-name="ce4" office:value-type="string" calcext:value-type="string">
            <text:p>ALBservic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glio</text:p>
          </table:table-cell>
          <table:table-cell table:style-name="ce4" office:value-type="string" calcext:value-type="string">
            <text:p>Jolly Service Cooperativa Sociale Onlus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glio</text:p>
          </table:table-cell>
          <table:table-cell table:style-name="ce4" office:value-type="string" calcext:value-type="string">
            <text:p>Tre Vi Lif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olo</text:p>
          </table:table-cell>
          <table:table-cell table:style-name="ce4" office:value-type="string" calcext:value-type="string">
            <text:p>BLI - Bergamo Lift Impiant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olo</text:p>
          </table:table-cell>
          <table:table-cell table:style-name="ce4" office:value-type="string" calcext:value-type="string">
            <text:p>Cuter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Treviolo</text:p>
          </table:table-cell>
          <table:table-cell table:style-name="ce4" office:value-type="string" calcext:value-type="string">
            <text:p>loto elevator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Cima Impiant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WM Elevat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Imar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ORTHOPEDIC BORELLA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Ortopedia Sanitaria Oves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">Città</text:span><text:span text:style-name="T2">: Treviso</text:span></text:p>
          </table:table-cell>
          <table:table-cell table:style-name="ce4" office:value-type="string" calcext:value-type="string">
            <text:p>TECMA srl - Ascensori e sistemi elevat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Uboldo</text:p>
          </table:table-cell>
          <table:table-cell table:style-name="ce4" office:value-type="string" calcext:value-type="string">
            <text:p>Cram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lmadrera</text:p>
          </table:table-cell>
          <table:table-cell table:style-name="ce4" office:value-type="string" calcext:value-type="string">
            <text:p>Ascensori San Martino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lmadrera</text:p>
          </table:table-cell>
          <table:table-cell table:style-name="ce4" office:value-type="string" calcext:value-type="string">
            <text:p>Sg Ascensori di Scotellaro Luc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lmadrera</text:p>
          </table:table-cell>
          <table:table-cell table:style-name="ce4" office:value-type="string" calcext:value-type="string">
            <text:p>Spim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lsamoggia</text:p>
          </table:table-cell>
          <table:table-cell table:style-name="ce4" office:value-type="string" calcext:value-type="string">
            <text:p>Alberto Sassi Sp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lverde</text:p>
          </table:table-cell>
          <table:table-cell table:style-name="ce4" office:value-type="string" calcext:value-type="string">
            <text:p>S.M.El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nzaghello</text:p>
          </table:table-cell>
          <table:table-cell table:style-name="ce4" office:value-type="string" calcext:value-type="string">
            <text:p>Wrf Impiant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nzago</text:p>
          </table:table-cell>
          <table:table-cell table:style-name="ce4" office:value-type="string" calcext:value-type="string">
            <text:p>ITAL-LIFT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do</text:p>
          </table:table-cell>
          <table:table-cell table:style-name="ce4" office:value-type="string" calcext:value-type="string">
            <text:p>Ortopedia Varedese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mca Elevat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Amika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Belli Sergi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Commerciale Sanitaria Lombarda C.S.L. (S.R.L.)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Ma.ri.va. Due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Nuova Mont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Ortopedia Novarese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Stannah Point <text:s/>TerzetÀ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ano Brianza</text:p>
          </table:table-cell>
          <table:table-cell table:style-name="ce4" office:value-type="string" calcext:value-type="string">
            <text:p>Guidi S.n.c. di Carlo e Paolo Guid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ano Brianza</text:p>
          </table:table-cell>
          <table:table-cell table:style-name="ce4" office:value-type="string" calcext:value-type="string">
            <text:p>SERVISAN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gato</text:p>
          </table:table-cell>
          <table:table-cell table:style-name="ce4" office:value-type="string" calcext:value-type="string">
            <text:p>Bagnacavalli Massim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Adjust Lif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Garda Lift –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Cte Ascensori Di D'Avino Marc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Esseffe S.r.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Novalift di Geom. Guido Zandona'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Otis Serviz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Pagliarini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RIAM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SMA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The Point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Professione Ortopedi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erona</text:p>
          </table:table-cell>
          <table:table-cell table:style-name="ce4" office:value-type="string" calcext:value-type="string">
            <text:p>Zanetti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M.I.A.M. Ascensor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Monitor Elevator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Neulift Service Triveneto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Miam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Ortopedia Sanitaria Gomiero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cenza</text:p>
          </table:table-cell>
          <table:table-cell table:style-name="ce4" office:value-type="string" calcext:value-type="string">
            <text:p>TK Elevator sede di Vicenz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evano</text:p>
          </table:table-cell>
          <table:table-cell table:style-name="ce4" office:value-type="string" calcext:value-type="string">
            <text:p>Archimede Elevatori s.r.l.s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evano</text:p>
          </table:table-cell>
          <table:table-cell table:style-name="ce4" office:value-type="string" calcext:value-type="string">
            <text:p>G.m.e. Service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evano</text:p>
          </table:table-cell>
          <table:table-cell table:style-name="ce4" office:value-type="string" calcext:value-type="string">
            <text:p>Mascherpa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evano</text:p>
          </table:table-cell>
          <table:table-cell table:style-name="ce4" office:value-type="string" calcext:value-type="string">
            <text:p>Ortopedia Alfons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evano</text:p>
          </table:table-cell>
          <table:table-cell table:style-name="ce4" office:value-type="string" calcext:value-type="string">
            <text:p>Tidiemme Ascensori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nate</text:p>
          </table:table-cell>
          <table:table-cell table:style-name="ce4" office:value-type="string" calcext:value-type="string">
            <text:p>Elevami By Studio Lift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gonza</text:p>
          </table:table-cell>
          <table:table-cell table:style-name="ce4" office:value-type="string" calcext:value-type="string">
            <text:p>Europa 32 Service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llasanta</text:p>
          </table:table-cell>
          <table:table-cell table:style-name="ce4" office:value-type="string" calcext:value-type="string">
            <text:p>Brima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llasanta</text:p>
          </table:table-cell>
          <table:table-cell table:style-name="ce4" office:value-type="string" calcext:value-type="string">
            <text:p>Brima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llorba</text:p>
          </table:table-cell>
          <table:table-cell table:style-name="ce4" office:value-type="string" calcext:value-type="string">
            <text:p>Carraro Ascensori S.r.l.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llorba</text:p>
          </table:table-cell>
          <table:table-cell table:style-name="ce4" office:value-type="string" calcext:value-type="string">
            <text:p>S.R. Ascensori di S. Fugolo <text:s/>C. Snc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mercate</text:p>
          </table:table-cell>
          <table:table-cell table:style-name="ce4" office:value-type="string" calcext:value-type="string">
            <text:p>Lortopedica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Vimodrone</text:p>
          </table:table-cell>
          <table:table-cell table:style-name="ce4" office:value-type="string" calcext:value-type="string">
            <text:p>Acs Ascensori Controlli Sistemi Srl</text:p>
          </table:table-cell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 table:number-rows-repeated="3">
          <table:table-cell table:style-name="Default" table:number-columns-repeated="2"/>
          <table:table-cell table:style-name="ce8"/>
          <table:table-cell table:style-name="ce11"/>
          <table:table-cell table:style-name="ce16"/>
          <table:table-cell table:style-name="Default" table:number-columns-repeated="2"/>
          <table:table-cell table:style-name="ce18" table:number-columns-repeated="4"/>
          <table:table-cell table:number-columns-repeated="1013"/>
        </table:table-row>
        <table:table-row table:style-name="ro1" table:number-rows-repeated="12">
          <table:table-cell table:style-name="Default" table:number-columns-repeated="2"/>
          <table:table-cell table:style-name="ce8"/>
          <table:table-cell table:style-name="ce11"/>
          <table:table-cell table:style-name="ce16"/>
          <table:table-cell table:style-name="Default"/>
          <table:table-cell table:style-name="ce18" table:number-columns-repeated="5"/>
          <table:table-cell table:number-columns-repeated="1013"/>
        </table:table-row>
        <table:table-row table:style-name="ro1" table:number-rows-repeated="58">
          <table:table-cell table:style-name="ce18" table:number-columns-repeated="2"/>
          <table:table-cell table:style-name="ce33"/>
          <table:table-cell table:style-name="ce37"/>
          <table:table-cell table:style-name="ce42"/>
          <table:table-cell table:style-name="ce18" table:number-columns-repeated="6"/>
          <table:table-cell table:number-columns-repeated="1013"/>
        </table:table-row>
        <table:table-row table:style-name="ro1" table:number-rows-repeated="104810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nalisi_manutenzione_ascensori.E1:analisi_manutenzione_ascensori.E1048576">
            <calcext:condition calcext:apply-style-name="oldSite1" calcext:value="=1" calcext:base-cell-address="analisi_manutenzione_ascensori.E2"/>
          </calcext:conditional-format>
          <calcext:conditional-format calcext:target-range-address="analisi_manutenzione_ascensori.C1:analisi_manutenzione_ascensori.C1048576">
            <calcext:condition calcext:apply-style-name="verified1new" calcext:value="=1" calcext:base-cell-address="analisi_manutenzione_ascensori.C2"/>
          </calcext:conditional-format>
          <calcext:conditional-format calcext:target-range-address="analisi_manutenzione_ascensori.D1:analisi_manutenzione_ascensori.D1048576">
            <calcext:condition calcext:apply-style-name="noSite1new" calcext:value="=1" calcext:base-cell-address="analisi_manutenzione_ascensori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未命名1" style:family="table-cell" style:parent-style-name="Default">
      <style:table-cell-properties fo:background-color="#f04e4d"/>
    </style:style>
    <style:style style:name="verified1" style:family="table-cell" style:parent-style-name="Default">
      <style:table-cell-properties fo:background-color="#c2e0ae"/>
    </style:style>
    <style:style style:name="verified0" style:family="table-cell" style:parent-style-name="Default">
      <style:table-cell-properties fo:background-color="#fcd4d1"/>
    </style:style>
    <style:style style:name="noSite1" style:family="table-cell" style:parent-style-name="verified1">
      <style:table-cell-properties fo:background-color="#add58a"/>
    </style:style>
    <style:style style:name="noSite0" style:family="table-cell" style:parent-style-name="verified0">
      <style:table-cell-properties fo:background-color="#f37b70"/>
    </style:style>
    <style:style style:name="oldSite1" style:family="table-cell" style:parent-style-name="noSite1">
      <style:table-cell-properties fo:background-color="#89c765"/>
    </style:style>
    <style:style style:name="verified1new" style:family="table-cell" style:parent-style-name="verified1">
      <style:table-cell-properties fo:background-color="#e0efd4"/>
    </style:style>
    <style:style style:name="noSite1new" style:family="table-cell" style:parent-style-name="noSite1">
      <style:table-cell-properties fo:background-color="#c2e0ae"/>
    </style:style>
    <style:style style:name="red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6:22:27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1-06-18T16:22:57.696000000</dc:date>
    <meta:editing-duration>PT59M7S</meta:editing-duration>
    <meta:editing-cycles>15</meta:editing-cycles>
    <meta:document-statistic meta:table-count="1" meta:cell-count="790" meta:object-count="0"/>
  </office:meta>
</office:document-meta>
</file>